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6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pitch="fixed"/>
    <style:font-face style:name="Lucida Console1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1" fo:font-size="12pt" officeooo:rsid="001eeb99" officeooo:paragraph-rsid="001eeb99" style:font-size-asian="12pt" style:font-size-complex="12pt"/>
    </style:style>
    <style:style style:name="P2" style:family="paragraph" style:parent-style-name="panelText">
      <style:text-properties officeooo:paragraph-rsid="001f2986"/>
    </style:style>
    <style:style style:name="P3" style:family="paragraph" style:parent-style-name="panelText">
      <style:text-properties officeooo:paragraph-rsid="002028c5"/>
    </style:style>
    <style:style style:name="P4" style:family="paragraph" style:parent-style-name="panelText">
      <style:text-properties fo:font-weight="normal" style:font-weight-asian="normal" style:font-weight-complex="normal"/>
    </style:style>
    <style:style style:name="P5" style:family="paragraph" style:parent-style-name="panelText">
      <style:text-properties fo:font-weight="normal" officeooo:paragraph-rsid="001f2986" style:font-weight-asian="normal" style:font-weight-complex="normal"/>
    </style:style>
    <style:style style:name="P6" style:family="paragraph" style:parent-style-name="panelText">
      <style:text-properties fo:font-weight="normal" officeooo:paragraph-rsid="00212a04" style:font-weight-asian="normal" style:font-weight-complex="normal"/>
    </style:style>
    <style:style style:name="P7" style:family="paragraph" style:parent-style-name="panelText">
      <style:text-properties fo:font-weight="normal" officeooo:paragraph-rsid="00221120" style:font-weight-asian="normal" style:font-weight-complex="normal"/>
    </style:style>
    <style:style style:name="P8" style:family="paragraph" style:parent-style-name="panelText">
      <style:text-properties officeooo:paragraph-rsid="00221120"/>
    </style:style>
    <style:style style:name="P9" style:family="paragraph" style:parent-style-name="description">
      <style:text-properties officeooo:rsid="0026fa08" officeooo:paragraph-rsid="0026fa08"/>
    </style:style>
    <style:style style:name="P10" style:family="paragraph" style:parent-style-name="description">
      <style:text-properties officeooo:rsid="00296ff7" officeooo:paragraph-rsid="00296ff7"/>
    </style:style>
    <style:style style:name="P11" style:family="paragraph" style:parent-style-name="panelText">
      <style:text-properties officeooo:paragraph-rsid="002b574d"/>
    </style:style>
    <style:style style:name="P12" style:family="paragraph" style:parent-style-name="panelText">
      <style:text-properties fo:font-weight="normal" officeooo:paragraph-rsid="0022112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298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2986" style:font-weight-asian="normal" style:font-weight-complex="normal"/>
    </style:style>
    <style:style style:name="T5" style:family="text">
      <style:text-properties fo:font-weight="normal" officeooo:rsid="002028c5" style:font-weight-asian="normal" style:font-weight-complex="normal"/>
    </style:style>
    <style:style style:name="T6" style:family="text">
      <style:text-properties fo:font-weight="normal" officeooo:rsid="00221120" style:font-weight-asian="normal" style:font-weight-complex="normal"/>
    </style:style>
    <style:style style:name="T7" style:family="text">
      <style:text-properties fo:font-weight="normal" officeooo:rsid="0027dae5" style:font-weight-asian="normal" style:font-weight-complex="normal"/>
    </style:style>
    <style:style style:name="T8" style:family="text">
      <style:text-properties fo:font-weight="normal" officeooo:rsid="002a1453" style:font-weight-asian="normal" style:font-weight-complex="normal"/>
    </style:style>
    <style:style style:name="T9" style:family="text">
      <style:text-properties fo:font-weight="normal" officeooo:rsid="002b574d" style:font-weight-asian="normal" style:font-weight-complex="normal"/>
    </style:style>
    <style:style style:name="T10" style:family="text">
      <style:text-properties fo:font-weight="normal" officeooo:rsid="002c9ca4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f2986"/>
    </style:style>
    <style:style style:name="T13" style:family="text">
      <style:text-properties style:font-name="Lucida Console" fo:font-weight="normal" officeooo:rsid="001f2986" style:font-weight-asian="normal" style:font-weight-complex="normal"/>
    </style:style>
    <style:style style:name="T14" style:family="text">
      <style:text-properties style:font-name="Lucida Console" fo:font-weight="normal" officeooo:rsid="002028c5" style:font-weight-asian="normal" style:font-weight-complex="normal"/>
    </style:style>
    <style:style style:name="T15" style:family="text">
      <style:text-properties style:font-name="Lucida Console" fo:font-weight="normal" officeooo:rsid="00221120" style:font-weight-asian="normal" style:font-weight-complex="normal"/>
    </style:style>
    <style:style style:name="T16" style:family="text">
      <style:text-properties officeooo:rsid="002028c5"/>
    </style:style>
    <style:style style:name="T17" style:family="text">
      <style:text-properties officeooo:rsid="00212a04"/>
    </style:style>
    <style:style style:name="T18" style:family="text">
      <style:text-properties officeooo:rsid="00221120"/>
    </style:style>
    <style:style style:name="T19" style:family="text">
      <style:text-properties officeooo:rsid="0026c45b"/>
    </style:style>
    <style:style style:name="T20" style:family="text">
      <style:text-properties officeooo:rsid="0027dae5"/>
    </style:style>
    <style:style style:name="T21" style:family="text">
      <style:text-properties officeooo:rsid="00296ff7"/>
    </style:style>
    <style:style style:name="T22" style:family="text">
      <style:text-properties officeooo:rsid="002b574d"/>
    </style:style>
    <style:style style:name="T23" style:family="text">
      <style:text-properties officeooo:rsid="002db1f5"/>
    </style:style>
    <style:style style:name="T24" style:family="text">
      <style:text-properties style:font-name="Lucida Console" officeooo:rsid="002db1f5"/>
    </style:style>
    <style:style style:name="T25" style:family="text">
      <style:text-properties style:font-name="Lucida Console1" officeooo:rsid="002db1f5"/>
    </style:style>
    <style:style style:name="T26" style:family="text">
      <style:text-properties officeooo:rsid="002fa0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scription">Panel:<text:line-break/>Dawn. The sun illuminates red sand, patched green, glinting on rivers and scalloped crater seas through a swirling lace of cloud. It descends through gold into darkness where it crosses the terminator. From that ink-black a single point of light bounces the <text:span text:style-name="T19">ruddy </text:span>sun<text:span text:style-name="T22">rise</text:span> up to us.</text:p>
      <text:p text:style-name="panelText"><text:span text:style-name="T16">Narr.:</text:span><text:line-break/>We begin as we often do: bodies in space, falling each to the other.</text:p>
      <text:p text:style-name="P9">Panel:<text:line-break/>A spacecraft, every surface reddened by orbital sunrise, rising up from night over a spiderweb scattering of electric light.</text:p>
      <text:p text:style-name="panelText"><text:span text:style-name="T17">Narr.:</text:span><text:line-break/>Clung to flotsam, threaded in fractures, life endures pruning to blossom, dying back to surge forward again. <text:span text:style-name="T20">To f</text:span>lourish in every fertile crevice.</text:p>
      <text:p text:style-name="description">Panel:<text:line-break/><text:span text:style-name="T21">A cherry, bright crimson against white, held between thumb and index finger. Its reflections resemble clouds, continents.</text:span></text:p>
      <text:p text:style-name="P11"><text:span text:style-name="T17">Narr.:</text:span><text:line-break/>Strung through <text:span text:style-name="T20">any</text:span> fruit is a record of the tree, <text:span text:style-name="T18">a</text:span> counterweight of all the massed contingency leading to <text:span text:style-name="T1">this</text:span><text:span text:style-name="T3"> moment,</text:span></text:p>
      <text:p text:style-name="description"><text:span text:style-name="T9">Panel:<text:line-break/>Black skeleton of a cherry tree </text:span><text:span text:style-name="T10">over</text:span><text:span text:style-name="T9"> white blossom</text:span><text:span text:style-name="T10">s</text:span><text:span text:style-name="T9">. Sinuous. In an adjacent panel, bright canyon rims pick out the edges of a watershed.</text:span></text:p>
      <text:p text:style-name="P8"><text:span text:style-name="T6">Narr.:<text:line-break/></text:span><text:span text:style-name="T1">this</text:span><text:span text:style-name="T3"> fruit, </text:span></text:p>
      <text:p text:style-name="P10"><text:span text:style-name="T3">Panel:<text:line-break/></text:span><text:span text:style-name="T9">Observe</text:span><text:span text:style-name="T3"> the Silver Wight, fragment of dilapidated glory, solar panels spread like wings; a carbon-composite dragonfly pinned on sunbeams </text:span><text:span text:style-name="T8">to</text:span><text:span text:style-name="T3"> </text:span><text:span text:style-name="T8">a</text:span><text:span text:style-name="T3"> crescent dawn.</text:span></text:p>
      <text:p text:style-name="P8"><text:span text:style-name="T6">Narr.:<text:line-break/></text:span><text:span text:style-name="T1">this</text:span><text:span text:style-name="T3"> taste on </text:span><text:span text:style-name="T1">your</text:span><text:span text:style-name="T3"> tongue.</text:span></text:p>
      <text:p text:style-name="description">Panel:<text:line-break/><text:span text:style-name="T23">Staring straight down the spine of our satellite, where, in a glass fishbowl, a figure drifts in silhouette above the brightening world.</text:span></text:p>
      <text:p text:style-name="P7"><text:span text:style-name="T17">Narr.:</text:span><text:line-break/>She can feel it, too, spun out above the red rock, the wide, sandy plains. </text:p>
      <text:p text:style-name="description"><text:span text:style-name="T23">I give you</text:span> Z<text:span text:style-name="T24">ö</text:span><text:span text:style-name="T25">e, our protagonist this issue, clad in sunlight, microgravity, and gym shorts, gliding toward the glass.</text:span></text:p>
      <text:p text:style-name="P7"><text:span text:style-name="T18">Narr.:<text:line-break/>S</text:span>hallow, scalloped crater seas that she remembers like a lover's face</text:p>
      <text:p text:style-name="P2"><text:span text:style-name="T5">Z</text:span><text:span text:style-name="T14">öe [aside, </text:span><text:span text:style-name="T15">in scribbled hand</text:span><text:span text:style-name="T14">]:</text:span><text:span text:style-name="T3"><text:line-break/></text:span><text:span text:style-name="T7">&gt;&gt;{</text:span><text:span text:style-name="T3">the veil is new. None had worn a veil</text:span><text:span text:style-name="T7">};</text:span></text:p>
      <text:p text:style-name="description"><text:soft-page-break/>Panel:<text:line-break/></text:p>
      <text:p text:style-name="P5"><text:span text:style-name="T17">Narr.:</text:span><text:line-break/>Could feel the weight o<text:span text:style-name="T18">n</text:span> that thread pivot o<text:span text:style-name="T18">ver</text:span> the fulcrum of each moment.</text:p>
      <text:p text:style-name="P3"><text:span text:style-name="T5">Z</text:span><text:span text:style-name="T14">öe [aside]:</text:span><text:span text:style-name="T3"><text:line-break/></text:span><text:span text:style-name="T7">&gt;&gt;{</text:span><text:span text:style-name="T3">Not below, above. The mind flips and the cosmos swings impossibly</text:span><text:span text:style-name="T7">};</text:span></text:p>
      <text:p text:style-name="P4"><text:span text:style-name="T17">Narr.:</text:span><text:line-break/>Roll it on your tongue, feel it shift. Crush it to the roof of your mouth. Taste it running down your lips.</text:p>
      <text:p text:style-name="P4"><text:span text:style-name="T17">Narr.:</text:span><text:line-break/>You are the seed in the fruit on the tree and the <text:span text:style-name="T18">thread</text:span> of history.</text:p>
      <text:p text:style-name="P6"><text:span text:style-name="T17">Narr.:</text:span><text:line-break/>You are rising; the sk<text:span text:style-name="T17">y</text:span> your only limit. Does it <text:span text:style-name="T18">hold</text:span> you down?</text:p>
      <text:p text:style-name="P6"><text:span text:style-name="T17">Narr.:<text:line-break/></text:span>Then drop the sky.</text:p>
      <text:p text:style-name="P4"><text:span text:style-name="T17">Narr.:</text:span><text:line-break/>Now swallow.</text:p>
      <text:p text:style-name="P5"><text:span text:style-name="T17">Narr.:</text:span><text:line-break/>Below to above. Above to beside. The globe becomes a dance partner, silent and immense.</text:p>
      <text:p text:style-name="P5"><text:span text:style-name="T17">Narr.:</text:span><text:line-break/>Familiar bearings, now, a reference frame for working.</text:p>
      <text:p text:style-name="P2"><text:span text:style-name="T4">Z</text:span><text:span text:style-name="T13">ö</text:span><text:span text:style-name="T4">e:</text:span><text:span text:style-name="T3"><text:line-break/>“Hello, world.”</text:span></text:p>
      <text:p text:style-name="panelText"><text:span text:style-name="T4">Z</text:span><text:span text:style-name="T13">ö</text:span><text:span text:style-name="T4">e:</text:span><text:span text:style-name="T3"><text:line-break/>“It's good to see you.”</text:span></text:p>
      <text:p text:style-name="P5"><text:span text:style-name="T17">Narr.:</text:span><text:line-break/>Vapor gathers at her fingers like the vapor on the face of her world and she catches herself on the glass, </text:p>
      <text:p text:style-name="P5"><text:span text:style-name="T17">Narr.:</text:span><text:line-break/>pushing off, </text:p>
      <text:p text:style-name="P5"><text:span text:style-name="T17">Narr.:</text:span><text:line-break/>a hundred little things drawing her away.</text:p>
      <text:p text:style-name="P1"/>
      <text:p text:style-name="panelText"><text:span text:style-name="T2">0123456789</text:span><text:span text:style-name="T12">:</text:span><text:span text:style-name="T2"><text:line-break/></text:span>0123456789112345678921234567893123456789412345678951234567896123456789712345678981234567899123456789<text:span text:style-name="T11">0123456789112345678921234567893123456789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ucida Console" svg:font-family="'Lucida Console'" style:font-pitch="fixed"/>
    <style:font-face style:name="Lucida Console1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anelText" style:family="paragraph" style:parent-style-name="Standard" style:class="text">
      <style:paragraph-properties fo:margin-left="1in" fo:margin-right="1.1252in" fo:margin-top="0in" fo:margin-bottom="0.1201in" loext:contextual-spacing="false" fo:text-indent="-0.5in" style:auto-text-indent="false"/>
      <style:text-properties style:font-name="Lucida Console1" fo:font-family="'Lucida Console'" style:font-family-generic="modern" style:font-pitch="fixed" fo:font-size="12pt" fo:font-weight="normal" officeooo:rsid="001eeb99" style:font-size-asian="12pt" style:font-weight-asian="normal" style:font-size-complex="12pt" style:font-weight-complex="normal"/>
    </style:style>
    <style:style style:name="description" style:family="paragraph" style:parent-style-name="panelText" style:class="text">
      <style:paragraph-properties fo:margin-left="0in" fo:margin-right="0in" fo:text-indent="0in" style:auto-text-indent="false"/>
      <style:text-properties style:font-name="Lucida Console1" fo:font-family="'Lucida Console'" style:font-family-generic="modern" style:font-pitch="fixed" fo:font-size="12pt" officeooo:rsid="00267bf0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5:46:58.432000000</meta:creation-date>
    <dc:date>2014-09-15T21:21:30.286000000</dc:date>
    <meta:editing-duration>PT1H30M18S</meta:editing-duration>
    <meta:editing-cycles>14</meta:editing-cycles>
    <meta:generator>LibreOffice/4.3.1.2$Windows_x86 LibreOffice_project/958349dc3b25111dbca392fbc281a05559ef6848</meta:generator>
    <dc:creator>Cameron Gayford</dc:creator>
    <meta:document-statistic meta:table-count="0" meta:image-count="0" meta:object-count="0" meta:page-count="2" meta:paragraph-count="31" meta:word-count="448" meta:character-count="2765" meta:non-whitespace-character-count="234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start - No panel descriptions yet" VL:creator="Cameron Gayford" dc:date-time="2014-09-03T13:09:26"/>
  <VL:version-entry VL:title="Version2" VL:comment="Automatically saved version" VL:creator="Cameron Gayford" dc:date-time="2014-09-03T13:09:50"/>
  <VL:version-entry VL:title="Version3" VL:comment="" VL:creator="Cameron Gayford" dc:date-time="2014-09-15T13:17:57"/>
  <VL:version-entry VL:title="Version4" VL:comment="Automatically saved version" VL:creator="Cameron Gayford" dc:date-time="2014-09-15T13:29:37"/>
  <VL:version-entry VL:title="Version5" VL:comment="" VL:creator="Cameron Gayford" dc:date-time="2014-09-15T19:03:42"/>
  <VL:version-entry VL:title="Version6" VL:comment="" VL:creator="Cameron Gayford" dc:date-time="2014-09-15T20:05:37"/>
</VL:version-list>
</file>